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a6270" style:font-name="Source Sans Pro" fo:font-size="12pt" fo:letter-spacing="normal" fo:font-style="normal" fo:font-weight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d4c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/certbot-auto certonly --manual --preferred-challenges=dns --email yourname@example.com --server https://acme-v02.api.letsencrypt.org/directory --agree-tos -d *.example.com</text:p>
      <text:p text:style-name="P1"><text:span text:style-name="T1"/></text:p>
      <text:p text:style-name="P1"><text:span text:style-name="T1">./certbot-auto certonly --manual --preferred-challenges=dns --email </text:span><text:span text:style-name="T2">vishwanathacharya14@gmail</text:span><text:span text:style-name="T1">.com --server https://acme-v02.api.letsencrypt.org/directory --agree-tos -d *.</text:span><text:span text:style-name="T2">vishwanathacharya.in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11:13:43.601135137</meta:creation-date>
    <dc:date>2022-12-28T11:46:00.362932958</dc:date>
    <meta:editing-duration>PT22M6S</meta:editing-duration>
    <meta:editing-cycles>1</meta:editing-cycles>
    <meta:document-statistic meta:table-count="0" meta:image-count="0" meta:object-count="0" meta:page-count="1" meta:paragraph-count="2" meta:word-count="32" meta:character-count="365" meta:non-whitespace-character-count="345"/>
    <meta:generator>LibreOffice/6.4.7.2$Linux_X86_64 LibreOffice_project/40$Build-2</meta:generator>
  </office:meta>
</office:document-meta>
</file>